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23ABE7C8C45D36AA0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887cm" svg:y="-0.185cm" svg:width="29.291cm" svg:height="17.186cm" draw:z-index="0"><draw:image xlink:href="Pictures/10000001000007380000023ABE7C8C45D36AA0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20:25:34.775028939</meta:creation-date>
    <dc:date>2024-06-11T20:28:30.102868582</dc:date>
    <meta:editing-duration>PT2M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